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style:font-name="Arial" officeooo:rsid="001fff1c" officeooo:paragraph-rsid="001fff1c"/>
    </style:style>
    <style:style style:name="P2" style:family="paragraph" style:parent-style-name="Standard">
      <style:paragraph-properties fo:text-align="start" style:justify-single-word="false"/>
      <style:text-properties style:font-name="Arial" officeooo:rsid="00216a50" officeooo:paragraph-rsid="001fff1c"/>
    </style:style>
    <style:style style:name="P3" style:family="paragraph" style:parent-style-name="Standard">
      <style:paragraph-properties fo:text-align="start" style:justify-single-word="false"/>
      <style:text-properties style:font-name="Arial" officeooo:rsid="00216a50" officeooo:paragraph-rsid="00216a50"/>
    </style:style>
    <style:style style:name="P4" style:family="paragraph" style:parent-style-name="Standard">
      <style:paragraph-properties fo:text-align="start" style:justify-single-word="false"/>
      <style:text-properties style:font-name="Arial" officeooo:rsid="002b2f1d" officeooo:paragraph-rsid="002b2f1d"/>
    </style:style>
    <style:style style:name="P5" style:family="paragraph" style:parent-style-name="Standard">
      <style:paragraph-properties fo:text-align="start" style:justify-single-word="false"/>
      <style:text-properties style:font-name="Arial" officeooo:rsid="00227bf5" officeooo:paragraph-rsid="00227bf5"/>
    </style:style>
    <style:style style:name="P6" style:family="paragraph" style:parent-style-name="Standard">
      <style:paragraph-properties fo:text-align="start" style:justify-single-word="false"/>
      <style:text-properties style:font-name="Arial" officeooo:rsid="002bae66" officeooo:paragraph-rsid="002bae66"/>
    </style:style>
    <style:style style:name="P7" style:family="paragraph" style:parent-style-name="Standard">
      <style:paragraph-properties fo:text-align="start" style:justify-single-word="false"/>
      <style:text-properties style:font-name="Arial" officeooo:rsid="002bae66" officeooo:paragraph-rsid="00328e17"/>
    </style:style>
    <style:style style:name="P8" style:family="paragraph" style:parent-style-name="Standard">
      <style:paragraph-properties fo:text-align="start" style:justify-single-word="false"/>
      <style:text-properties style:font-name="Arial" officeooo:rsid="002bae66" officeooo:paragraph-rsid="0037acaf"/>
    </style:style>
    <style:style style:name="P9" style:family="paragraph" style:parent-style-name="Standard">
      <style:paragraph-properties fo:text-align="start" style:justify-single-word="false"/>
      <style:text-properties style:font-name="Arial" officeooo:rsid="002bae66" officeooo:paragraph-rsid="00227bf5"/>
    </style:style>
    <style:style style:name="P10" style:family="paragraph" style:parent-style-name="Standard">
      <style:paragraph-properties fo:text-align="start" style:justify-single-word="false"/>
      <style:text-properties style:font-name="Arial" officeooo:rsid="002bae66" officeooo:paragraph-rsid="0045a362"/>
    </style:style>
    <style:style style:name="P11" style:family="paragraph" style:parent-style-name="Standard">
      <style:paragraph-properties fo:text-align="start" style:justify-single-word="false"/>
      <style:text-properties style:font-name="Arial" officeooo:rsid="002bae66" officeooo:paragraph-rsid="0057b360"/>
    </style:style>
    <style:style style:name="P12" style:family="paragraph" style:parent-style-name="Standard">
      <style:paragraph-properties fo:text-align="start" style:justify-single-word="false"/>
      <style:text-properties style:font-name="Arial" officeooo:rsid="002c1938" officeooo:paragraph-rsid="00307fb6"/>
    </style:style>
    <style:style style:name="P13" style:family="paragraph" style:parent-style-name="Standard">
      <style:paragraph-properties fo:text-align="start" style:justify-single-word="false"/>
      <style:text-properties style:font-name="Arial" fo:language="zxx" fo:country="none" officeooo:rsid="002c1938" officeooo:paragraph-rsid="00307fb6" style:language-asian="zxx" style:country-asian="none" style:language-complex="zxx" style:country-complex="none"/>
    </style:style>
    <style:style style:name="P14" style:family="paragraph" style:parent-style-name="Standard">
      <style:paragraph-properties fo:text-align="start" style:justify-single-word="false"/>
      <style:text-properties style:font-name="Arial" fo:language="zxx" fo:country="none" officeooo:rsid="00346578" officeooo:paragraph-rsid="00307fb6" style:language-asian="zxx" style:country-asian="none" style:language-complex="zxx" style:country-complex="none"/>
    </style:style>
    <style:style style:name="P15" style:family="paragraph" style:parent-style-name="Standard">
      <style:paragraph-properties fo:text-align="start" style:justify-single-word="false"/>
      <style:text-properties style:font-name="Arial" officeooo:rsid="00307fb6" officeooo:paragraph-rsid="002bae66"/>
    </style:style>
    <style:style style:name="P16" style:family="paragraph" style:parent-style-name="Standard">
      <style:paragraph-properties fo:text-align="start" style:justify-single-word="false"/>
      <style:text-properties style:font-name="Arial" officeooo:rsid="00307fb6" officeooo:paragraph-rsid="00307fb6"/>
    </style:style>
    <style:style style:name="P17" style:family="paragraph" style:parent-style-name="Standard">
      <style:paragraph-properties fo:text-align="center" style:justify-single-word="false"/>
      <style:text-properties style:font-name="Arial" fo:font-size="25pt" officeooo:rsid="001fff1c" officeooo:paragraph-rsid="001fff1c" style:font-size-asian="25pt" style:font-size-complex="25pt"/>
    </style:style>
    <style:style style:name="P18" style:family="paragraph" style:parent-style-name="Standard">
      <style:paragraph-properties fo:text-align="start" style:justify-single-word="false"/>
      <style:text-properties style:font-name="Arial" officeooo:rsid="0031150c" officeooo:paragraph-rsid="0031150c"/>
    </style:style>
    <style:style style:name="P19" style:family="paragraph" style:parent-style-name="Standard">
      <style:paragraph-properties fo:text-align="start" style:justify-single-word="false"/>
      <style:text-properties style:font-name="Arial" officeooo:rsid="0031150c" officeooo:paragraph-rsid="00328e17"/>
    </style:style>
    <style:style style:name="P20" style:family="paragraph" style:parent-style-name="Standard">
      <style:paragraph-properties fo:text-align="start" style:justify-single-word="false"/>
      <style:text-properties style:font-name="Arial" officeooo:rsid="00328e17" officeooo:paragraph-rsid="00328e17"/>
    </style:style>
    <style:style style:name="P21" style:family="paragraph" style:parent-style-name="Standard">
      <style:paragraph-properties fo:text-align="start" style:justify-single-word="false"/>
      <style:text-properties style:font-name="Arial" officeooo:rsid="0037acaf" officeooo:paragraph-rsid="0037acaf"/>
    </style:style>
    <style:style style:name="P22" style:family="paragraph" style:parent-style-name="Standard">
      <style:paragraph-properties fo:text-align="start" style:justify-single-word="false"/>
      <style:text-properties style:font-name="Arial" officeooo:rsid="0039d0b9" officeooo:paragraph-rsid="0039d0b9"/>
    </style:style>
    <style:style style:name="P23" style:family="paragraph" style:parent-style-name="Standard">
      <style:paragraph-properties fo:text-align="start" style:justify-single-word="false"/>
      <style:text-properties style:font-name="Arial" officeooo:rsid="0046bf1b" officeooo:paragraph-rsid="0045a362"/>
    </style:style>
    <style:style style:name="P24" style:family="paragraph" style:parent-style-name="Standard">
      <style:paragraph-properties fo:text-align="start" style:justify-single-word="false"/>
      <style:text-properties style:font-name="Arial" officeooo:rsid="004f792e" officeooo:paragraph-rsid="0045a362"/>
    </style:style>
    <style:style style:name="P25" style:family="paragraph" style:parent-style-name="Standard">
      <style:paragraph-properties fo:text-align="start" style:justify-single-word="false"/>
      <style:text-properties style:font-name="Arial" officeooo:rsid="004f792e" officeooo:paragraph-rsid="004f792e"/>
    </style:style>
    <style:style style:name="P26" style:family="paragraph" style:parent-style-name="Standard">
      <style:paragraph-properties fo:text-align="start" style:justify-single-word="false"/>
      <style:text-properties style:font-name="Arial" officeooo:rsid="0057b360" officeooo:paragraph-rsid="0057b360"/>
    </style:style>
    <style:style style:name="P27" style:family="paragraph" style:parent-style-name="Standard">
      <style:paragraph-properties fo:text-align="start" style:justify-single-word="false"/>
      <style:text-properties style:font-name="Arial" officeooo:rsid="0055a561" officeooo:paragraph-rsid="0057b360"/>
    </style:style>
    <style:style style:name="T1" style:family="text">
      <style:text-properties officeooo:rsid="0020080b"/>
    </style:style>
    <style:style style:name="T2" style:family="text">
      <style:text-properties officeooo:rsid="0021d9a4"/>
    </style:style>
    <style:style style:name="T3" style:family="text">
      <style:text-properties officeooo:rsid="00227bf5"/>
    </style:style>
    <style:style style:name="T4" style:family="text">
      <style:text-properties officeooo:rsid="0023d9c3"/>
    </style:style>
    <style:style style:name="T5" style:family="text">
      <style:text-properties officeooo:rsid="002826bd"/>
    </style:style>
    <style:style style:name="T6" style:family="text">
      <style:text-properties officeooo:rsid="002ec5fe"/>
    </style:style>
    <style:style style:name="T7" style:family="text">
      <style:text-properties officeooo:rsid="00307fb6"/>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03167d9" style:language-asian="zxx" style:country-asian="none" style:language-complex="zxx" style:country-complex="none"/>
    </style:style>
    <style:style style:name="T10" style:family="text">
      <style:text-properties fo:language="zxx" fo:country="none" officeooo:rsid="00328e17" style:language-asian="zxx" style:country-asian="none" style:language-complex="zxx" style:country-complex="none"/>
    </style:style>
    <style:style style:name="T11" style:family="text">
      <style:text-properties fo:language="zxx" fo:country="none" officeooo:rsid="002d3fcf" style:language-asian="zxx" style:country-asian="none" style:language-complex="zxx" style:country-complex="none"/>
    </style:style>
    <style:style style:name="T12" style:family="text">
      <style:text-properties fo:language="zxx" fo:country="none" officeooo:rsid="002d9199" style:language-asian="zxx" style:country-asian="none" style:language-complex="zxx" style:country-complex="none"/>
    </style:style>
    <style:style style:name="T13" style:family="text">
      <style:text-properties fo:language="zxx" fo:country="none" officeooo:rsid="00346578" style:language-asian="zxx" style:country-asian="none" style:language-complex="zxx" style:country-complex="none"/>
    </style:style>
    <style:style style:name="T14" style:family="text">
      <style:text-properties fo:language="zxx" fo:country="none" officeooo:rsid="004a8af1" style:language-asian="zxx" style:country-asian="none" style:language-complex="zxx" style:country-complex="none"/>
    </style:style>
    <style:style style:name="T15" style:family="text">
      <style:text-properties fo:language="zxx" fo:country="none" officeooo:rsid="004c27e8" style:language-asian="zxx" style:country-asian="none" style:language-complex="zxx" style:country-complex="none"/>
    </style:style>
    <style:style style:name="T16" style:family="text">
      <style:text-properties officeooo:rsid="00328e17"/>
    </style:style>
    <style:style style:name="T17" style:family="text">
      <style:text-properties officeooo:rsid="0035a409"/>
    </style:style>
    <style:style style:name="T18" style:family="text">
      <style:text-properties officeooo:rsid="003692dd"/>
    </style:style>
    <style:style style:name="T19" style:family="text">
      <style:text-properties officeooo:rsid="0037a44d"/>
    </style:style>
    <style:style style:name="T20" style:family="text">
      <style:text-properties officeooo:rsid="003822e0"/>
    </style:style>
    <style:style style:name="T21" style:family="text">
      <style:text-properties officeooo:rsid="003a093c"/>
    </style:style>
    <style:style style:name="T22" style:family="text">
      <style:text-properties officeooo:rsid="003af9b2"/>
    </style:style>
    <style:style style:name="T23" style:family="text">
      <style:text-properties officeooo:rsid="003c6ed4"/>
    </style:style>
    <style:style style:name="T24" style:family="text">
      <style:text-properties officeooo:rsid="004138d0"/>
    </style:style>
    <style:style style:name="T25" style:family="text">
      <style:text-properties officeooo:rsid="00421688"/>
    </style:style>
    <style:style style:name="T26" style:family="text">
      <style:text-properties officeooo:rsid="0043e656"/>
    </style:style>
    <style:style style:name="T27" style:family="text">
      <style:text-properties officeooo:rsid="004f792e"/>
    </style:style>
    <style:style style:name="T28" style:family="text">
      <style:text-properties officeooo:rsid="002bae66"/>
    </style:style>
    <style:style style:name="T29" style:family="text">
      <style:text-properties officeooo:rsid="0050d8e8"/>
    </style:style>
    <style:style style:name="T30" style:family="text">
      <style:text-properties officeooo:rsid="00529ae0"/>
    </style:style>
    <style:style style:name="T31" style:family="text">
      <style:text-properties officeooo:rsid="00533b63"/>
    </style:style>
    <style:style style:name="T32" style:family="text">
      <style:text-properties officeooo:rsid="0054023c"/>
    </style:style>
    <style:style style:name="T33" style:family="text">
      <style:text-properties officeooo:rsid="0057b3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ésentation <text:span text:style-name="T1">Anglais</text:span></text:p>
      <text:p text:style-name="P1"/>
      <text:p text:style-name="P2"/>
      <text:p text:style-name="P3">//<text:span text:style-name="T20">TODO : </text:span><text:span text:style-name="T14">Good afternoon everyone</text:span></text:p>
      <text:p text:style-name="P3"/>
      <text:p text:style-name="P3"/>
      <text:p text:style-name="P3"/>
      <text:p text:style-name="P3">We have chosen to talk about the topic "Cyber-Bullying". <text:span text:style-name="T29">In order t</text:span>o do this, we will show you a short video campaign made by UNICEF, posted on Google Africa's <text:span text:style-name="T24">Y</text:span>outube channel in 2012. <text:span text:style-name="T2">Although it may sound a little </text:span><text:span text:style-name="T4">dated</text:span><text:span text:style-name="T2">, I think it is still relevant today as </text:span><text:span text:style-name="T3">it is still a major problem, because kids are getting social network capable phones from a younger age. </text:span><text:span text:style-name="T5">So first let's quickly define Cyber-Bullying.</text:span></text:p>
      <text:p text:style-name="P3"/>
      <text:p text:style-name="P3">*<text:span text:style-name="T5">définition cyberbullying</text:span>* : https://dictionary.cambridge.org/dictionary/english/cyberbullying</text:p>
      <text:p text:style-name="P3"/>
      <text:p text:style-name="P3"/>
      <text:p text:style-name="P4">So, this definition is from Cambridge Dictionnay's website. According to the definition, cyberbullying is "The activity of using the internet to harm or frighten anothe <text:span text:style-name="T27">r</text:span>person, especially by sending them unpleasent messages". </text:p>
      <text:p text:style-name="P3"/>
      <text:p text:style-name="P3"/>
      <text:p text:style-name="P3"/>
      <text:p text:style-name="P5">MONTRER LA VIDÉO : https://www.youtube.com/watch?v=asTti6y39xI</text:p>
      <text:p text:style-name="P5"/>
      <text:p text:style-name="P5"/>
      <text:p text:style-name="P9"/>
      <text:p text:style-name="P6"/>
      <text:p text:style-name="P16"><text:tab/>// What ? What about?</text:p>
      <text:p text:style-name="P16"/>
      <text:p text:style-name="P18">In this video the world is split in two parts : the Triangle and Square Population. The Triangles might be the minority. The video shows a girl being bullied on the internet by Square individuals : she recieves mockeries based on her head's shape...</text:p>
      <text:p text:style-name="P19">She is then very <text:span text:style-name="T8">unhappy, </text:span><text:span text:style-name="T9">so s</text:span><text:span text:style-name="T8">he informs a boy from her community about her situation. <text:s/></text:span><text:span text:style-name="T9">H</text:span><text:span text:style-name="T8">e then asks everyone he knows from Square comunity to be kind to the girl and also talks about it to a professor.</text:span></text:p>
      <text:p text:style-name="P20"><text:span text:style-name="T15">N</text:span><text:span text:style-name="T8">ext day, she logs into the social network and sees a lot of friendly, wholesome messages and everything ends well.</text:span></text:p>
      <text:p text:style-name="P7"/>
      <text:p text:style-name="P6"><text:tab/>// Analyse it and give viewpoint. </text:p>
      <text:p text:style-name="P14"/>
      <text:p text:style-name="P12"><text:span text:style-name="T13">F</text:span><text:span text:style-name="T10">irst of all,</text:span><text:span text:style-name="T8"> this video is </text:span><text:span text:style-name="T10">a </text:span><text:span text:style-name="T8">black and withe cartoon, with zero dialogue, just </text:span><text:span text:style-name="T11">a few s</text:span><text:span text:style-name="T8">ounds. </text:span><text:span text:style-name="T12">From here we can already state two things : </text:span></text:p>
      <text:p text:style-name="P13"/>
      <text:p text:style-name="P13">- <text:span text:style-name="T7">T</text:span>he <text:span text:style-name="T17">use </text:span><text:span text:style-name="T18">of </text:span>black and white is to show that racism is not only a "colour problem" as it is usually depicted, <text:span text:style-name="T6">it's used </text:span><text:span text:style-name="T19">to</text:span><text:span text:style-name="T6"> englobe all kind of racism.</text:span></text:p>
      <text:p text:style-name="P6"/>
      <text:p text:style-name="P6">- <text:span text:style-name="T7">The fact that no dialogue is used is certainly to make it understable wherever the person watching is from.</text:span></text:p>
      <text:p text:style-name="P6"/>
      <text:p text:style-name="P20">It is a short video, so the message is conveyed rapidly to the audience. I feel that the message may not be 100% clear to the audience the first time is is watched, but we'll <text:soft-page-break/>discuss that <text:span text:style-name="T25">a bit later</text:span></text:p>
      <text:p text:style-name="P6"/>
      <text:p text:style-name="P6"><text:tab/></text:p>
      <text:p text:style-name="P6"><text:tab/></text:p>
      <text:p text:style-name="P6"/>
      <text:p text:style-name="P6"/>
      <text:p text:style-name="P6"><text:tab/>// What is the central message ?</text:p>
      <text:p text:style-name="P15"/>
      <text:p text:style-name="P6"/>
      <text:p text:style-name="P7"><text:tab/>// Who is targeted ?</text:p>
      <text:p text:style-name="P8"><text:tab/></text:p>
      <text:p text:style-name="P21">Since it's a cartoon, I think the audience target<text:span text:style-name="T22">ed</text:span> is children. <text:span text:style-name="T21">This is why I was saying that it m</text:span><text:span text:style-name="T25">ay</text:span><text:span text:style-name="T21"> not be undestood at first sight at they might need to rewatch to understand it all. </text:span><text:span text:style-name="T25">Apart from that, </text:span><text:span text:style-name="T26">I think it is well-written for children, as it doesn't show harmful or excplicit content to the </text:span><text:span text:style-name="T30">young </text:span><text:span text:style-name="T26">audience.</text:span></text:p>
      <text:p text:style-name="P6"/>
      <text:p text:style-name="P6"/>
      <text:p text:style-name="P6"><text:tab/></text:p>
      <text:p text:style-name="P10"><text:tab/>// <text:span text:style-name="T16">Is it effective?</text:span></text:p>
      <text:p text:style-name="P10"/>
      <text:p text:style-name="P25">On one hand, I think the message and the way it is conveyed might be a little too kind like, but on the other hand, we have to remember that this is a kids-oriented campaign so it is quite normal to do so<text:span text:style-name="T28"><text:tab/></text:span></text:p>
      <text:p text:style-name="P24"/>
      <text:p text:style-name="P10"><text:tab/>// If you had to change anything, what would it be ? Why ?</text:p>
      <text:p text:style-name="P10"/>
      <text:p text:style-name="P10"/>
      <text:p text:style-name="P23">Maybe I would make it more unders<text:span text:style-name="T31">t</text:span>a<text:span text:style-name="T31">nda</text:span>ble to the audience that two diferent populations are depicted because to be honest, even I as an adult, has not undertood right away that there where two different races. So even tough I understand the use of black and withe, maybe it makes it less understandable. Aside from this, I think the video is great and still unfortunately up-to-date <text:span text:style-name="T32">and can be shown in schools to warn about the harm that can be caused by social media.</text:span></text:p>
      <text:p text:style-name="P6"><text:tab/></text:p>
      <text:p text:style-name="P11"><text:tab/>// <text:span text:style-name="T33">How to prevent from Cyberbullying</text:span></text:p>
      <text:p text:style-name="P26"/>
      <text:p text:style-name="P26">The most important to act against Cyberbullying is prevention. <text:span text:style-name="T8">That is to say teach the children to use social network with caution, only talk to people they know in real life, teach them that every thing put on the internet to not belong to them anymore...</text:span></text:p>
      <text:p text:style-name="P11"/>
      <text:p text:style-name="P27">Numéro d'écoute: 3018</text:p>
      <text:p text:style-name="P6"/>
      <text:p text:style-name="P6"/>
      <text:p text:style-name="P6"/>
      <text:p text:style-name="P6"/>
      <text:p text:style-name="P6"/>
      <text:p text:style-name="P6"/>
      <text:p text:style-name="P6"><text:tab/>// Make a conclusion.</text:p>
      <text:p text:style-name="P5"/>
      <text:p text:style-name="P22"><text:tab/>//TODO <text:span text:style-name="T23">stp Louis fais-la</text:sp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H6M8S</meta:editing-duration>
    <meta:editing-cycles>54</meta:editing-cycles>
    <meta:generator>LibreOffice/7.2.1.2$Windows_X86_64 LibreOffice_project/87b77fad49947c1441b67c559c339af8f3517e22</meta:generator>
    <dc:date>2023-03-03T14:07:48.899000000</dc:date>
    <meta:document-statistic meta:table-count="0" meta:image-count="0" meta:object-count="0" meta:page-count="2" meta:paragraph-count="32" meta:word-count="630" meta:character-count="3552" meta:non-whitespace-character-count="2930"/>
    <meta:user-defined meta:name="Info 1"/>
    <meta:user-defined meta:name="Info 2"/>
    <meta:user-defined meta:name="Info 3"/>
    <meta:user-defined meta:name="Info 4"/>
  </office:meta>
</office:document-meta>
</file>